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0445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646in"/>
    </style:style>
    <style:style style:name="co6" style:family="table-column">
      <style:table-column-properties fo:break-before="auto" style:column-width="2.30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  <table:table-cell office:value-type="string" calcext:value-type="string">
            <text:p>mouser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5,C19,C16,C22,C21,C13,C10,C17,C11,C12,C20,C14,C18</text:p>
          </table:table-cell>
          <table:table-cell office:value-type="string" calcext:value-type="string">
            <text:p>C_0402_1005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E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9,R10,R3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2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24,R30,R7,R61,R46,R63,R26,R62,R4,R23,R45,R1,R15,R47,R29,R25,R2,R16,R60,R28,R27</text:p>
          </table:table-cell>
          <table:table-cell office:value-type="string" calcext:value-type="string">
            <text:p>R_0402_1005Metri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5520-ND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  <table:table-cell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  <table:table-cell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20Q_R1_00001</text:p>
          </table:table-cell>
          <table:table-cell office:value-type="string" calcext:value-type="string">
            <text:p>3757-SBA0520Q_R1_00001CT-ND </text:p>
          </table:table-cell>
          <table:table-cell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  <table:table-cell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  <table:table-cell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R12,R8,R21,R13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table:number-columns-repeated="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  <table:table-cell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3</text:p>
          </table:table-cell>
          <table:table-cell table:number-columns-repeated="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  <table:table-cell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  <table:table-cell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  <table:table-cell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72_10X10_LAT-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9022ACNU</text:p>
          </table:table-cell>
          <table:table-cell office:value-type="string" calcext:value-type="string">
            <text:p>SII9022ACNU-ND</text:p>
          </table:table-cell>
          <table:table-cell office:value-type="string" calcext:value-type="string">
            <text:p>842-SII9022ACNU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  <table:table-cell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0T15:15:55.019691018</dc:date>
    <meta:editing-duration>PT10M3S</meta:editing-duration>
    <meta:editing-cycles>2</meta:editing-cycles>
    <meta:generator>LibreOffice/7.3.7.2$Linux_X86_64 LibreOffice_project/30$Build-2</meta:generator>
    <meta:document-statistic meta:table-count="1" meta:cell-count="278" meta:object-count="0"/>
  </office:meta>
</office:document-meta>
</file>